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51pt" svg:height="255.09pt" svg:x="130.85pt" svg:y="2.83pt">
            <draw:object draw:notify-on-update-of-ranges="Sheet1.A1:Sheet1.A1 Sheet1.A2:Sheet1.A6 Sheet1.B1:Sheet1.B1 Sheet1.B2:Sheet1.B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130.85pt" svg:y="297.21pt">
            <draw:object draw:notify-on-update-of-ranges="Sheet1.A24:Sheet1.A24 Sheet1.A25:Sheet1.A29 Sheet1.B24:Sheet1.B24 Sheet1.B25:Sheet1.B2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ercobaan</text:p>
          </table:table-cell>
          <table:table-cell office:value-type="string" calcext:value-type="string">
            <text:p>rata2 g71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0.9303287034811" calcext:value-type="float">
            <text:p>70.930328703481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7.0364627685308" calcext:value-type="float">
            <text:p>77.036462768530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6.1432128822627" calcext:value-type="float">
            <text:p>76.143212882262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6.7114654005083" calcext:value-type="float">
            <text:p>76.711465400508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7.0364627685308" calcext:value-type="float">
            <text:p>77.0364627685308</text:p>
          </table:table-cell>
        </table:table-row>
        <table:table-row table:style-name="ro1" table:number-rows-repeated="17">
          <table:table-cell table:number-columns-repeated="2"/>
        </table:table-row>
        <table:table-row table:style-name="ro1">
          <table:table-cell office:value-type="string" calcext:value-type="string">
            <text:p>percobaan</text:p>
          </table:table-cell>
          <table:table-cell office:value-type="string" calcext:value-type="string">
            <text:p>rata2 g723.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1.1067729067089" calcext:value-type="float">
            <text:p>71.106772906708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0.3796387304616" calcext:value-type="float">
            <text:p>70.379638730461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7.6573520585679" calcext:value-type="float">
            <text:p>77.657352058567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2.5588738622492" calcext:value-type="float">
            <text:p>72.558873862249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1.0951279879863" calcext:value-type="float">
            <text:p>81.095127987986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5T19:11:51.706937946</meta:creation-date>
    <dc:date>2020-03-15T19:23:54.067634553</dc:date>
    <meta:editing-duration>PT12M2S</meta:editing-duration>
    <meta:editing-cycles>2</meta:editing-cycles>
    <meta:generator>LibreOffice/6.0.7.3$Linux_X86_64 LibreOffice_project/00m0$Build-3</meta:generator>
    <meta:document-statistic meta:table-count="1" meta:cell-count="24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042cm" svg:y="4.201cm" style:legend-expansion="high" chart:style-name="ch2"/>
        <chart:plot-area chart:style-name="ch3" table:cell-range-address="Sheet1.A1:Sheet1.B6" chart:data-source-has-labels="row" svg:x="0.32cm" svg:y="0.18cm" svg:width="12.402cm" svg:height="8.64cm">
          <chartooo:coordinate-region svg:x="0.941cm" svg:y="0.379cm" svg:width="11.542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6" chart:label-cell-address="Sheet1.B1:Sheet1.B1" chart:class="chart:scatter">
            <chart:domain table:cell-range-address="Sheet1.A2:Sheet1.A6"/>
            <chart:data-point chart:repeated="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rata2 g711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2:Sheet1.A6</svg:desc>
                </draw:g>
              </table:table-cell>
              <table:table-cell office:value-type="float" office:value="70.9303287034811">
                <text:p>70.9303287034811</text:p>
                <draw:g>
                  <svg:desc>Sheet1.B2:Sheet1.B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77.0364627685308">
                <text:p>77.036462768530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76.1432128822627">
                <text:p>76.143212882262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76.7114654005083">
                <text:p>76.711465400508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77.0364627685308">
                <text:p>77.036462768530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751cm" svg:y="4.201cm" style:legend-expansion="high" chart:style-name="ch2"/>
        <chart:plot-area chart:style-name="ch3" table:cell-range-address="Sheet1.A24:Sheet1.B29" chart:data-source-has-labels="row" svg:x="0.32cm" svg:y="0.18cm" svg:width="12.111cm" svg:height="8.64cm">
          <chartooo:coordinate-region svg:x="0.941cm" svg:y="0.379cm" svg:width="11.25cm" svg:height="7.79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25:Sheet1.B29" chart:label-cell-address="Sheet1.B24:Sheet1.B24" chart:class="chart:scatter">
            <chart:domain table:cell-range-address="Sheet1.A25:Sheet1.A29"/>
            <chart:data-point chart:repeated="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rata2 g723.1</text:p>
                <draw:g>
                  <svg:desc>Sheet1.B24:Sheet1.B2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25:Sheet1.A29</svg:desc>
                </draw:g>
              </table:table-cell>
              <table:table-cell office:value-type="float" office:value="71.1067729067089">
                <text:p>71.1067729067089</text:p>
                <draw:g>
                  <svg:desc>Sheet1.B25:Sheet1.B2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70.3796387304616">
                <text:p>70.37963873046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77.6573520585679">
                <text:p>77.657352058567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72.5588738622492">
                <text:p>72.558873862249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81.0951279879863">
                <text:p>81.095127987986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